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inherit" svg:font-family="inherit"/>
    <style:font-face style:name="var ff-mono" svg:font-family="'var ff-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66d1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b500f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bfe05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d7dce"/>
    </style:style>
    <style:style style:name="P6" style:family="paragraph">
      <style:paragraph-properties fo:margin-left="0.101cm" fo:margin-right="0cm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.101cm" fo:margin-right="0cm" fo:text-indent="0cm">
        <style:tab-stops/>
      </style:paragraph-properties>
    </style:style>
    <style:style style:name="T1" style:family="text">
      <style:text-properties fo:color="#0033b3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2" style:family="text">
      <style:text-properties fo:color="#067d17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3" style:family="text">
      <style:text-properties fo:color="#080808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4" style:family="text">
      <style:text-properties fo:color="#0037a6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5" style:family="text">
      <style:text-properties fo:color="#660000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6" style:family="text">
      <style:text-properties fo:color="#000000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7" style:family="text">
      <style:text-properties fo:color="#000000" style:font-name="JetBrains Mono" fo:font-size="11.5pt" fo:font-style="italic" fo:font-weight="normal" fo:background-color="#f7faff" loext:char-shading-value="0" style:font-size-asian="11.5pt" style:font-style-asian="italic" style:font-weight-asian="normal"/>
    </style:style>
    <style:style style:name="T8" style:family="text">
      <style:text-properties fo:color="#00627a" style:font-name="JetBrains Mono" fo:font-size="11.5pt" fo:font-style="italic" fo:font-weight="normal" fo:background-color="#f7faff" loext:char-shading-value="0" style:font-size-asian="11.5pt" style:font-style-asian="italic" style:font-weight-asian="normal"/>
    </style:style>
    <style:style style:name="T9" style:family="text">
      <style:text-properties fo:color="#00627a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10" style:family="text">
      <style:text-properties fo:color="#1750eb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11" style:family="text">
      <style:text-properties fo:color="#8c8c8c" style:font-name="JetBrains Mono" fo:font-size="11.5pt" fo:font-style="italic" fo:font-weight="normal" fo:background-color="#f7faff" loext:char-shading-value="0" style:font-size-asian="11.5pt" style:font-style-asian="italic" style:font-weight-asian="normal"/>
    </style:style>
    <style:style style:name="T12" style:family="text">
      <style:text-properties fo:color="#8c8c8c" style:font-name="JetBrains Mono" fo:font-size="11.5pt" fo:font-style="italic" fo:font-weight="normal" officeooo:rsid="000bfe05" fo:background-color="#f7faff" loext:char-shading-value="0" style:font-size-asian="11.5pt" style:font-style-asian="italic" style:font-weight-asian="normal"/>
    </style:style>
    <style:style style:name="T13" style:family="text">
      <style:text-properties fo:color="#8c8c8c" style:font-name="JetBrains Mono" fo:font-size="11.5pt" fo:font-style="italic" fo:font-weight="normal" officeooo:rsid="000d7dce" fo:background-color="#f7faff" loext:char-shading-value="0" style:font-size-asian="11.5pt" style:font-style-asian="italic" style:font-weight-asian="normal"/>
    </style:style>
    <style:style style:name="T14" style:family="text">
      <style:text-properties fo:font-variant="normal" fo:text-transform="none" fo:color="#8c8c8c" style:font-name="inherit" fo:font-size="9.75pt" fo:letter-spacing="normal" fo:font-style="normal" fo:font-weight="normal" officeooo:rsid="000bfe05" fo:background-color="transparent" loext:char-shading-value="0" style:font-size-asian="11.5pt" style:font-style-asian="italic" style:font-weight-asian="normal" loext:padding="0cm" loext:border="none"/>
    </style:style>
    <style:style style:name="T15" style:family="text">
      <style:text-properties officeooo:rsid="001066d1"/>
    </style:style>
    <style:style style:name="T16" style:family="text">
      <style:text-properties fo:font-style="italic" officeooo:rsid="001066d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F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fill="none" draw:fill-color="#ffffff" fo:min-height="1.1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aption text:anchor-type="paragraph" draw:z-index="0" draw:name="Forme1" draw:style-name="gr5" draw:text-style-name="P7" svg:width="9.184cm" svg:height="1.96cm" svg:x="7.534cm" svg:y="-0.093cm" draw:caption-point-x="-5.952cm" draw:caption-point-y="2.275cm"><text:p text:style-name="P6">Début de script PHP<text:line-break/><text:span text:style-name="T17">remarquer qu’il n’y a pas de balise fermante ici (prévalence du </text:span><text:span text:style-name="T17">code )</text:span></text:p></draw:caption><text:span text:style-name="T16">Fichier play-console.php</text:span></text:p>
      <text:p text:style-name="Standard"/>
      <text:p text:style-name="Standard"/>
      <text:p text:style-name="Standard"/>
      <text:p text:style-name="P3"><draw:caption text:anchor-type="paragraph" draw:z-index="1" draw:name="Forme1_0" draw:style-name="gr2" draw:text-style-name="P7" svg:width="9.208cm" svg:height="0.583cm" svg:x="7.428cm" svg:y="0.79cm" draw:caption-point-x="-0.29cm" draw:caption-point-y="0.429cm"><text:p text:style-name="P6">Inclusion d’un autre script.</text:p></draw:caption><draw:caption text:anchor-type="paragraph" draw:z-index="2" draw:name="Forme1_1" draw:style-name="gr2" draw:text-style-name="P7" svg:width="9.208cm" svg:height="0.976cm" svg:x="7.428cm" svg:y="1.79cm" draw:caption-point-x="-5.793cm" draw:caption-point-y="1.54cm"><text:p text:style-name="P6">Initialisation d’une variable (elle référencera un objet)</text:p></draw:caption><text:span text:style-name="T1">&lt;?php</text:span><text:line-break/><text:line-break/><text:span text:style-name="T1">require </text:span><text:span text:style-name="T2">'../../vendor/autoload.php'</text:span><text:span text:style-name="T3">;</text:span><text:line-break/><text:line-break/><text:line-break/></text:p>
      <text:p text:style-name="P3"><text:span text:style-name="T5"/></text:p>
      <text:p text:style-name="P3"><draw:caption text:anchor-type="paragraph" draw:z-index="3" draw:name="Forme1_2" draw:style-name="gr4" draw:text-style-name="P7" svg:width="8.097cm" svg:height="1.463cm" svg:x="8.724cm" svg:y="0.829cm" draw:caption-point-x="-0.211cm" draw:caption-point-y="-0.354cm"><text:p text:style-name="P6">Appel d’une méthode static (dite « de classe »)</text:p><text:p text:style-name="P6">de la classe CardGame32, qui retourne une référence à un objet CardGame32.</text:p></draw:caption><text:span text:style-name="T5">$cardGame </text:span><text:span text:style-name="T3">= </text:span><text:span text:style-name="T6">App</text:span><text:span text:style-name="T3">\</text:span><text:span text:style-name="T6">Core</text:span><text:span text:style-name="T3">\</text:span><text:span text:style-name="T6">CardGame32</text:span><text:span text:style-name="T3">::</text:span><text:span text:style-name="T8">factoryCardGame32</text:span><text:span text:style-name="T3">();</text:span><text:line-break/></text:p>
      <text:p text:style-name="P3"/>
      <text:p text:style-name="P3"/>
      <text:p text:style-name="P4"><text:line-break/><text:line-break/></text:p>
      <text:p text:style-name="P4"><draw:caption text:anchor-type="paragraph" draw:z-index="4" draw:name="Forme1_3" draw:style-name="gr2" draw:text-style-name="P7" svg:width="9.208cm" svg:height="0.976cm" svg:x="7.243cm" svg:y="0.067cm" draw:caption-point-x="-6.349cm" draw:caption-point-y="1.319cm"><text:p text:style-name="P6">Initialisation d’une variable (elle référencera un objet)</text:p></draw:caption><text:span text:style-name="T5"/></text:p>
      <text:p text:style-name="P4"><text:span text:style-name="T5"/></text:p>
      <text:p text:style-name="P4"><text:span text:style-name="T5"/></text:p>
      <text:p text:style-name="P4"><text:span text:style-name="T5">$game </text:span><text:span text:style-name="T3">= <text:s/></text:span><text:span text:style-name="T1">new </text:span><text:span text:style-name="T6">App</text:span><text:span text:style-name="T3">\</text:span><text:span text:style-name="T6">Core</text:span><text:span text:style-name="T3">\</text:span><text:span text:style-name="T6">Guess</text:span><text:span text:style-name="T3">(</text:span><text:span text:style-name="T5">$cardGame</text:span><text:span text:style-name="T3">, </text:span><text:span text:style-name="T5">$cardGame</text:span><text:span text:style-name="T3">-&gt;</text:span><text:span text:style-name="T9">getCard</text:span><text:span text:style-name="T3">(</text:span><text:span text:style-name="T10">0</text:span><text:span text:style-name="T3">), </text:span><text:span text:style-name="T1">false</text:span><text:span text:style-name="T3">);</text:span><text:line-break/></text:p>
      <text:p text:style-name="P4"><draw:caption text:anchor-type="paragraph" draw:z-index="5" draw:name="Forme1_4" draw:style-name="gr3" draw:text-style-name="P7" svg:width="6.166cm" svg:height="0.648cm" svg:x="2.718cm" svg:y="0.319cm" draw:caption-point-x="-0.211cm" draw:caption-point-y="-0.833cm"><text:p text:style-name="P6">Création d’un objet de type Guess</text:p></draw:caption><draw:caption text:anchor-type="paragraph" draw:z-index="6" draw:name="Forme1_5" draw:style-name="gr3" draw:text-style-name="P7" svg:width="6.166cm" svg:height="0.976cm" svg:x="9.719cm" svg:y="0.319cm" draw:caption-point-x="-0.967cm" draw:caption-point-y="-0.595cm"><text:p text:style-name="P6">Passage de 3 arguments au constructeur</text:p></draw:caption></text:p>
      <text:p text:style-name="P4"/>
      <text:p text:style-name="P4"/>
      <text:p text:style-name="P4"/>
      <text:p text:style-name="P4"/>
      <text:p text:style-name="P4"><draw:caption text:anchor-type="paragraph" draw:z-index="7" draw:name="Forme1_6" draw:style-name="gr2" draw:text-style-name="P7" svg:width="9.208cm" svg:height="0.583cm" svg:x="6.343cm" svg:y="0.007cm" draw:caption-point-x="-4.1cm" draw:caption-point-y="1.277cm"><text:p text:style-name="P6">Initialisation d’une variable</text:p></draw:caption></text:p>
      <text:p text:style-name="P4"/>
      <text:p text:style-name="P4"><draw:caption text:anchor-type="paragraph" draw:z-index="8" draw:name="Forme1_7" draw:style-name="gr1" draw:text-style-name="P7" svg:width="10.743cm" svg:height="1.124cm" svg:x="5.338cm" svg:y="1.356cm" draw:caption-point-x="-1.084cm" draw:caption-point-y="-0.304cm"><text:p text:style-name="P6">Appel de la fonction <text:span text:style-name="T17">readline</text:span><text:span text:style-name="T17"><text:line-break/></text:span><text:span text:style-name="T17">voir : </text:span><text:span text:style-name="T20">https://www.php.net/manual/fr/function.readline.php</text:span></text:p></draw:caption><text:line-break/><text:span text:style-name="T5">$userCardIndex </text:span><text:span text:style-name="T3">= </text:span><text:span text:style-name="T7">readline</text:span><text:span text:style-name="T3">(</text:span><text:span text:style-name="T2">"Entrez une position de carte dans le jeu : "</text:span><text:span text:style-name="T3">);</text:span><text:line-break/></text:p>
      <text:p text:style-name="P4"/>
      <text:p text:style-name="P4"/>
      <text:p text:style-name="P4"/>
      <text:p text:style-name="P4"><text:line-break/><text:span text:style-name="T11">// code naïf, car aucun contrôle de validité de $userCardIndex…</text:span></text:p>
      <text:p text:style-name="P4"><text:span text:style-name="T11">// </text:span><text:span text:style-name="T12">voir avec </text:span><text:span text:style-name="T13">les fonctions </text:span><text:span text:style-name="T12">filter_var </text:span><text:span text:style-name="T13">ou is_numeric</text:span></text:p>
      <text:p text:style-name="P5"><text:line-break/><text:span text:style-name="T5">$userCard </text:span><text:span text:style-name="T3">= </text:span><text:span text:style-name="T5">$cardGame</text:span><text:span text:style-name="T3">-&gt;</text:span><text:span text:style-name="T9">getCard</text:span><text:span text:style-name="T3">(</text:span><text:span text:style-name="T5">$userCardIndex</text:span><text:span text:style-name="T3">);</text:span></text:p>
      <text:p text:style-name="P5"><draw:caption text:anchor-type="paragraph" draw:z-index="9" draw:name="Forme1_8" draw:style-name="gr1" draw:text-style-name="P7" svg:width="10.743cm" svg:height="1.463cm" svg:x="7.338cm" svg:y="0.356cm" draw:caption-point-x="-1.084cm" draw:caption-point-y="-0.304cm"><text:p text:style-name="P6">Appel de la méthode <text:span text:style-name="T17">getCard </text:span><text:span text:style-name="T18">de l’objet </text:span><text:span text:style-name="T18">référencé par </text:span><text:span text:style-name="T17">$cardGame, </text:span><text:span text:style-name="T18">avec </text:span><text:span text:style-name="T18">$</text:span><text:span text:style-name="T17">userCardIndex</text:span><text:span text:style-name="T18"> comme argument. Le résultat </text:span><text:span text:style-name="T18">est affecté à la variable </text:span><text:span text:style-name="T17">$userCard.</text:span></text:p></draw:caption><text:span text:style-name="T3"/></text:p>
      <text:p text:style-name="P5"><text:line-break/></text:p>
      <text:p text:style-name="P5"/>
      <text:p text:style-name="P5"><draw:caption text:anchor-type="paragraph" draw:z-index="10" draw:name="Forme1_9" draw:style-name="gr1" draw:text-style-name="P7" svg:width="10.743cm" svg:height="1.95cm" svg:x="7.338cm" svg:y="0.788cm" draw:caption-point-x="-0.227cm" draw:caption-point-y="0.942cm"><text:p text:style-name="P6">Les méthodes <text:span text:style-name="T17">getCard </text:span><text:span text:style-name="T18">et </text:span><text:span text:style-name="T17">isMatch</text:span><text:span text:style-name="T18"> sont des </text:span><text:span text:style-name="T19">méthodes </text:span><text:span text:style-name="T19">d’instance</text:span><text:span text:style-name="T18"> (nécessite une référence à un objet pour les </text:span><text:span text:style-name="T18">appeler) en opposition aux méthodes de classes (static) </text:span><text:span text:style-name="T18">qui nécessitent une référence à une classe pour être </text:span><text:span text:style-name="T18">appelées.</text:span></text:p></draw:caption><text:line-break/><text:span text:style-name="T1">if </text:span><text:span text:style-name="T3">(</text:span><text:span text:style-name="T5">$game</text:span><text:span text:style-name="T3">-&gt;</text:span><text:span text:style-name="T9">isMatch</text:span><text:span text:style-name="T3">(</text:span><text:span text:style-name="T5">$userCard</text:span><text:span text:style-name="T3">)) {</text:span><text:line-break/><text:span text:style-name="T3"> <text:s/></text:span><text:span text:style-name="T1">echo </text:span><text:span text:style-name="T2">"Bravo ! </text:span><text:span text:style-name="T4">\n</text:span><text:span text:style-name="T2">"</text:span><text:span text:style-name="T3">;</text:span><text:line-break/><text:span text:style-name="T3">} </text:span><text:span text:style-name="T1">else </text:span><text:span text:style-name="T3">{</text:span><text:line-break/><text:span text:style-name="T3"> <text:s/></text:span><text:span text:style-name="T1">echo </text:span><text:span text:style-name="T2">"Loupé !</text:span><text:span text:style-name="T4">\n</text:span><text:span text:style-name="T2">"</text:span><text:span text:style-name="T3">;</text:span><text:line-break/><text:span text:style-name="T3">}</text:span><text:line-break/></text:p>
      <text:p text:style-name="P2"><text:span text:style-name="T3"/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inherit" svg:font-family="inherit"/>
    <style:font-face style:name="var ff-mono" svg:font-family="'var ff-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09:26:13.846365809</meta:creation-date>
    <dc:date>2021-09-06T09:59:06.072690193</dc:date>
    <meta:editing-duration>PT1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61" meta:character-count="521" meta:non-whitespace-character-count="449"/>
  </office:meta>
</office:document-meta>
</file>